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6da" officeooo:paragraph-rsid="000c66da"/>
    </style:style>
    <style:style style:name="P2" style:family="paragraph" style:parent-style-name="Standard">
      <style:text-properties officeooo:rsid="000c66da" officeooo:paragraph-rsid="000c66da"/>
    </style:style>
    <style:style style:name="P3" style:family="paragraph" style:parent-style-name="Standard" style:list-style-name="L1">
      <style:text-properties officeooo:rsid="000c66da" officeooo:paragraph-rsid="000c66da"/>
    </style:style>
    <style:style style:name="P4" style:family="paragraph" style:parent-style-name="Standard" style:list-style-name="L2">
      <style:text-properties officeooo:rsid="000c66da" officeooo:paragraph-rsid="000c66da"/>
    </style:style>
    <style:style style:name="P5" style:family="paragraph" style:parent-style-name="Standard" style:list-style-name="L4">
      <style:text-properties officeooo:rsid="000c66da" officeooo:paragraph-rsid="000c66da"/>
    </style:style>
    <style:style style:name="P6" style:family="paragraph" style:parent-style-name="Standard" style:list-style-name="L1">
      <style:text-properties officeooo:rsid="000ff44b" officeooo:paragraph-rsid="000ff44b"/>
    </style:style>
    <style:style style:name="P7" style:family="paragraph" style:parent-style-name="Standard">
      <style:text-properties officeooo:rsid="000ff44b" officeooo:paragraph-rsid="000c66da"/>
    </style:style>
    <style:style style:name="P8" style:family="paragraph" style:parent-style-name="Standard" style:list-style-name="L3">
      <style:text-properties officeooo:rsid="000ff44b" officeooo:paragraph-rsid="000ff44b"/>
    </style:style>
    <style:style style:name="P9" style:family="paragraph" style:parent-style-name="Standard" style:list-style-name="L4">
      <style:text-properties officeooo:rsid="000dcb04" officeooo:paragraph-rsid="000dcb04"/>
    </style:style>
    <style:style style:name="P10" style:family="paragraph" style:parent-style-name="Standard" style:list-style-name="L5">
      <style:text-properties officeooo:rsid="00120be3" officeooo:paragraph-rsid="00120be3"/>
    </style:style>
    <style:style style:name="P11" style:family="paragraph" style:parent-style-name="Standard">
      <style:text-properties officeooo:rsid="00120be3" officeooo:paragraph-rsid="00120be3"/>
    </style:style>
    <style:style style:name="P12" style:family="paragraph" style:parent-style-name="Standard" style:list-style-name="L5">
      <style:text-properties officeooo:paragraph-rsid="00120be3"/>
    </style:style>
    <style:style style:name="T1" style:family="text">
      <style:text-properties officeooo:rsid="000e396c"/>
    </style:style>
    <style:style style:name="T2" style:family="text">
      <style:text-properties officeooo:rsid="00120be3"/>
    </style:style>
    <style:style style:name="T3" style:family="text">
      <style:text-properties officeooo:rsid="0012650b"/>
    </style:style>
    <text:list-style style:name="L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.</text:p>
      <text:list xml:id="list1127863221420986884" text:style-name="L1">
        <text:list-item>
          <text:p text:style-name="P3">data.</text:p>
        </text:list-item>
        <text:list-item>
          <text:p text:style-name="P3"><text:tab/>cluster(nCluster)</text:p>
          <text:list>
            <text:list-item>
              <text:list>
                <text:list-item>
                  <text:p text:style-name="P3">occupancy</text:p>
                </text:list-item>
                <text:list-item>
                  <text:p text:style-name="P3">centroid</text:p>
                </text:list-item>
                <text:list-item>
                  <text:p text:style-name="P3">score</text:p>
                </text:list-item>
                <text:list-item>
                  <text:p text:style-name="P3">multiassign</text:p>
                </text:list-item>
              </text:list>
            </text:list-item>
          </text:list>
          <text:p text:style-name="P3">session(nSes)</text:p>
          <text:list>
            <text:list-item>
              <text:list>
                <text:list-item text:start-value="1">
                  <text:p text:style-name="P3">nROI</text:p>
                </text:list-item>
                <text:list-item>
                  <text:p text:style-name="P3">shift</text:p>
                </text:list-item>
                <text:list-item>
                  <text:p text:style-name="P3">rotation</text:p>
                </text:list-item>
                <text:list-item>
                  <text:p text:style-name="P3">imSize</text:p>
                </text:list-item>
              </text:list>
            </text:list-item>
            <text:list-item>
              <text:p text:style-name="P6">cluster_ct</text:p>
            </text:list-item>
            <text:list-item>
              <text:p text:style-name="P6">cluster_centroid</text:p>
            </text:list-item>
            <text:list-item>
              <text:p text:style-name="P6">cluster_score</text:p>
            </text:list-item>
            <text:list-item>
              <text:p text:style-name="P6">cluster_multiassign</text:p>
            </text:list-item>
          </text:list>
        </text:list-item>
      </text:list>
      <text:p text:style-name="P1"><text:s text:c="5"/>status.</text:p>
      <text:p text:style-name="P1"><text:tab/>picked.</text:p>
      <text:list xml:id="list1078594430631540363" text:style-name="L2">
        <text:list-item>
          <text:p text:style-name="P4">ROI</text:p>
        </text:list-item>
        <text:list-item>
          <text:p text:style-name="P4">cluster</text:p>
        </text:list-item>
      </text:list>
      <text:p text:style-name="P1"><text:tab/>session(nSes)</text:p>
      <text:list xml:id="list230704003840125" text:continue-numbering="true" text:style-name="L2">
        <text:list-item>
          <text:p text:style-name="P4">visible</text:p>
        </text:list-item>
        <text:list-item>
          <text:p text:style-name="P4">ROI(n)<text:tab/></text:p>
          <text:list>
            <text:list-item>
              <text:p text:style-name="P4">ID (list)</text:p>
            </text:list-item>
            <text:list-item>
              <text:p text:style-name="P4">matched</text:p>
            </text:list-item>
          </text:list>
        </text:list-item>
      </text:list>
      <text:p text:style-name="P7"><text:s text:c="5"/>plot<text:span text:style-name="T2">s</text:span>.</text:p>
      <text:list xml:id="list903079539316123042" text:style-name="L5">
        <text:list-item>
          <text:p text:style-name="P12"><text:span text:style-name="T2">All plot handles</text:span></text:p>
        </text:list-item>
        <text:list-item>
          <text:p text:style-name="P10">cluster.</text:p>
          <text:list>
            <text:list-item>
              <text:p text:style-name="P10"><text:span text:style-name="T3">t</text:span>hickness</text:p>
            </text:list-item>
            <text:list-item>
              <text:p text:style-name="P10">color</text:p>
            </text:list-item>
          </text:list>
        </text:list-item>
      </text:list>
      <text:p text:style-name="P11"/>
      <text:p text:style-name="P1">footprints.</text:p>
      <text:p text:style-name="P1"><text:tab/>session(nSes)</text:p>
      <text:list xml:id="list1731097913817092764" text:style-name="L4">
        <text:list-item>
          <text:p text:style-name="P5">nROI</text:p>
        </text:list-item>
        <text:list-item>
          <text:p text:style-name="P5">ROI(nROI)</text:p>
          <text:list>
            <text:list-item>
              <text:p text:style-name="P5">centroid</text:p>
            </text:list-item>
            <text:list-item>
              <text:p text:style-name="P5">A</text:p>
            </text:list-item>
            <text:list-item>
              <text:p text:style-name="P9">norm</text:p>
            </text:list-item>
          </text:list>
        </text:list-item>
      </text:list>
      <text:p text:style-name="P1"/>
      <text:p text:style-name="P1">cluster(nCluster)</text:p>
      <text:p text:style-name="P1"><text:tab/>A</text:p>
      <text:p text:style-name="P1"><text:tab/>ID</text:p>
      <text:p text:style-name="P1"><text:tab/>session(nSes)</text:p>
      <text:p text:style-name="P1"><text:tab/><text:tab/>list</text:p>
      <text:p text:style-name="P1"><text:tab/><text:tab/><text:span text:style-name="T1">ROI.</text:span></text:p>
      <text:p text:style-name="P1"><text:tab/><text:tab/><text:tab/><text:span text:style-name="T1">sc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7:04:09.812505516</meta:creation-date>
    <dc:date>2018-08-29T23:07:03.076981302</dc:date>
    <meta:editing-duration>P1DT7H2M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44" meta:word-count="74" meta:character-count="409" meta:non-whitespace-character-count="381"/>
  </office:meta>
</office:document-meta>
</file>